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48.5pt" svg:y="29.93pt">
            <draw:object draw:notify-on-update-of-ranges="Sheet1.B3:Sheet1.B20 Sheet1.C3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07:27:37.422165522</meta:creation-date>
    <dc:date>2019-11-23T07:46:25.797929638</dc:date>
    <meta:editing-duration>PT8M38S</meta:editing-duration>
    <meta:editing-cycles>1</meta:editing-cycles>
    <meta:document-statistic meta:table-count="1" meta:cell-count="38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B3:Sheet1.C20" chart:data-source-has-labels="column" svg:x="0.32cm" svg:y="0.18cm" svg:width="15.36cm" svg:height="8.64cm">
          <chartooo:coordinate-region svg:x="0.941cm" svg:y="0.379cm" svg:width="14.367cm" svg:height="7.794cm"/>
          <chart:axis chart:dimension="x" chart:name="primary-x" chart:style-name="ch3" chartooo:axis-type="auto">
            <chartooo:date-scale/>
            <chart:categories table:cell-range-address="Sheet1.B3:Sheet1.B2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3:Sheet1.C20" chart:class="chart:line">
            <chart:data-point chart:repeated="1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Sheet1.B3:Sheet1.B20</svg:desc>
                </draw:g>
              </table:table-cell>
              <table:table-cell office:value-type="float" office:value="2">
                <text:p>2</text:p>
                <draw:g>
                  <svg:desc>Sheet1.C3:Sheet1.C20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